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yFront4Solan3" svg:font-family="myFront4Solan3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yFront4Solan3" fo:font-size="16pt" fo:language="en" fo:country="US" style:font-size-asian="16pt" style:font-size-complex="16pt"/>
    </style:style>
    <style:style style:name="P2" style:family="paragraph" style:parent-style-name="Standard">
      <style:text-properties fo:color="#ff33ff" style:font-name="myFront4Solan3" fo:font-size="16pt" fo:language="en" fo:country="US" style:font-size-asian="16pt" style:font-size-complex="16pt"/>
    </style:style>
    <style:style style:name="P3" style:family="paragraph" style:parent-style-name="Standard">
      <style:text-properties fo:color="#ffffff" style:font-name="myFront4Solan3" fo:font-size="16pt" fo:language="en" fo:country="US" fo:background-color="#0066ff" style:font-size-asian="16pt" style:font-size-complex="16pt"/>
    </style:style>
    <style:style style:name="T1" style:family="text">
      <style:text-properties fo:color="#0066cc"/>
    </style:style>
    <style:style style:name="T2" style:family="text">
      <style:text-properties fo:color="#0084d1"/>
    </style:style>
    <style:style style:name="T3" style:family="text">
      <style:text-properties fo:color="#9999ff"/>
    </style:style>
    <style:style style:name="T4" style:family="text">
      <style:text-properties fo:color="#33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3"><text:s/>q w e r t y u I o p </text:p>
      <text:p text:style-name="P3"><text:s/>a s d f g h j k l</text:p>
      <text:p text:style-name="P3"><text:s/>z x c v b n m </text:p>
      <text:p text:style-name="P3"><text:s/>Q W E R T Y U I O P</text:p>
      <text:p text:style-name="P3"><text:s/>A S D F G H J K L</text:p>
      <text:p text:style-name="P3"><text:s/>Z X C V B N M </text:p>
      <text:p text:style-name="P3"><text:s/>1 2 3 4 5 6 7 8 9 0 </text:p>
      <text:p text:style-name="P3"><text:s/># $ % &amp; * ( ) '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yFront4Solan3" svg:font-family="myFront4Solan3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06T18:27:46.61</meta:creation-date>
    <dc:date>2019-03-05T02:29:39.25</dc:date>
    <meta:editing-duration>PT23M2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9" meta:word-count="70" meta:character-count="145"/>
    <dc:creator>1 1</dc:creator>
  </office:meta>
</office:document-meta>
</file>